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-color="#77216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ff0000"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11cm" svg:height="0.941cm" svg:x="1.328cm" svg:y="1.1cm">
          <text:p text:style-name="P1"><text:span text:style-name="T1">M1(R1,P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615cm" svg:height="0.941cm" svg:x="4.676cm" svg:y="1.1cm">
          <text:p text:style-name="P1"><text:span text:style-name="T1">M2(R2,P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616cm" svg:height="0.941cm" svg:x="8.129cm" svg:y="1.1cm">
          <text:p text:style-name="P1"><text:span text:style-name="T1">M3(R3,P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839cm" svg:y1="1.571cm" svg:x2="4.676cm" svg:y2="1.571cm" draw:start-shape="id1" draw:start-glue-point="10" draw:end-shape="id2" draw:end-glue-point="6" svg:d="M3839 1571h837" svg:viewBox="0 0 838 1">
          <text:p/>
        </draw:connector>
        <draw:connector draw:style-name="gr2" draw:text-style-name="P1" draw:layer="layout" draw:type="line" svg:x1="7.291cm" svg:y1="1.571cm" svg:x2="8.129cm" svg:y2="1.571cm" draw:start-shape="id2" draw:start-glue-point="10" draw:end-shape="id3" draw:end-glue-point="6" svg:d="M7291 1571h838" svg:viewBox="0 0 839 1">
          <text:p/>
        </draw:connector>
        <draw:custom-shape draw:style-name="gr3" draw:text-style-name="P1" xml:id="id4" draw:id="id4" draw:layer="layout" svg:width="3.767cm" svg:height="1.569cm" svg:x="5.722cm" svg:y="3.088cm">
          <text:p>Estado_S2</text:p>
          <text:p text:style-name="P1">M1, M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984cm" svg:y1="2.041cm" svg:x2="7.605cm" svg:y2="3.088cm" draw:start-shape="id2" draw:start-glue-point="8" draw:end-shape="id4" draw:end-glue-point="0" svg:d="M5984 2041l1621 1047" svg:viewBox="0 0 1622 1048">
          <text:p/>
        </draw:connector>
        <draw:custom-shape draw:style-name="gr1" draw:text-style-name="P2" xml:id="id6" draw:id="id6" draw:layer="layout" svg:width="2.616cm" svg:height="0.941cm" svg:x="16.604cm" svg:y="1.1cm">
          <text:p text:style-name="P1"><text:span text:style-name="T1">Mn(Rn,P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198cm" svg:y1="1.572cm" svg:x2="16.604cm" svg:y2="1.571cm" draw:start-shape="id5" draw:start-glue-point="10" draw:end-shape="id6" draw:end-glue-point="6" svg:d="M14198 1572l2406-1" svg:viewBox="0 0 2407 2">
          <text:p/>
        </draw:connector>
        <draw:line draw:style-name="gr5" draw:text-style-name="P1" draw:layer="layout" svg:x1="2.06cm" svg:y1="6.227cm" svg:x2="18.591cm" svg:y2="6.227cm">
          <text:p/>
        </draw:line>
        <draw:custom-shape draw:style-name="gr3" draw:text-style-name="P2" xml:id="id7" draw:id="id7" draw:layer="layout" svg:width="2.511cm" svg:height="0.942cm" svg:x="0.7cm" svg:y="8.005cm">
          <text:p text:style-name="P1"><text:span text:style-name="T1">M1(R1,P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2.615cm" svg:height="0.942cm" svg:x="3.944cm" svg:y="8.005cm">
          <text:p text:style-name="P1"><text:span text:style-name="T1">M2(R2,P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211cm" svg:y1="8.476cm" svg:x2="3.944cm" svg:y2="8.476cm" draw:start-shape="id7" draw:start-glue-point="10" draw:end-shape="id8" draw:end-glue-point="6" svg:d="M3211 8476h733" svg:viewBox="0 0 734 1">
          <text:p/>
        </draw:connector>
        <draw:custom-shape draw:style-name="gr6" draw:text-style-name="P2" xml:id="id9" draw:id="id9" draw:layer="layout" svg:width="3.034cm" svg:height="0.942cm" svg:x="8.129cm" svg:y="8.005cm">
          <text:p text:style-name="P1"><text:span text:style-name="T1">MS23'(R3',P3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10" draw:id="id10" draw:layer="layout" draw:type="line" svg:x1="6.559cm" svg:y1="8.476cm" svg:x2="8.129cm" svg:y2="8.476cm" draw:start-shape="id8" draw:start-glue-point="10" draw:end-shape="id9" draw:end-glue-point="6" svg:d="M6559 8476h1570" svg:viewBox="0 0 1571 1">
          <text:p/>
        </draw:connector>
        <draw:connector draw:style-name="gr2" draw:text-style-name="P1" draw:layer="layout" draw:type="line" svg:x1="7.344cm" svg:y1="8.476cm" svg:x2="7.344cm" svg:y2="9.83cm" draw:start-shape="id10" draw:start-glue-point="0" draw:end-shape="id11" draw:end-glue-point="0" svg:d="M7344 8476v1354" svg:viewBox="0 0 1 1355">
          <text:p/>
        </draw:connector>
        <draw:custom-shape draw:style-name="gr7" draw:text-style-name="P3" xml:id="id11" draw:id="id11" draw:layer="layout" svg:width="7.429cm" svg:height="2.57cm" svg:x="3.63cm" svg:y="9.83cm">
          <text:p text:style-name="P1"><text:span text:style-name="T2">MSkn'(Rn',Pn')</text:span></text:p>
          <text:p text:style-name="P1"><text:span text:style-name="T2">D = k – n</text:span></text:p>
          <text:p text:style-name="P1"><text:span text:style-name="T2">T = parámetro personalizado</text:span></text:p>
          <text:p text:style-name="P1"><text:span text:style-name="T2">distancia(Pn',Pn) &gt; 1/D * T</text:span></text:p>
          <draw:enhanced-geometry svg:viewBox="0 0 21600 21600" draw:path-stretchpoint-x="10800" draw:path-stretchpoint-y="10800" draw:text-areas="?f3 ?f4 ?f5 ?f6" draw:type="round-rectangle" draw:modifiers="1614.47678992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3.138cm" svg:height="0.942cm" svg:x="16.709cm" svg:y="8.005cm">
          <text:p text:style-name="P1"><text:span text:style-name="T1">MS2n(Rn',Pn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034cm" svg:y1="8.477cm" svg:x2="16.709cm" svg:y2="8.476cm" draw:start-shape="id12" draw:start-glue-point="10" draw:end-shape="id13" draw:end-glue-point="6" svg:d="M15034 8477l1675-1" svg:viewBox="0 0 1676 2">
          <text:p/>
        </draw:connector>
        <draw:custom-shape draw:style-name="gr1" draw:text-style-name="P2" xml:id="id5" draw:id="id5" draw:layer="layout" svg:width="2.616cm" svg:height="0.941cm" svg:x="11.582cm" svg:y="1.101cm">
          <text:p text:style-name="P1"><text:span text:style-name="T1">M3(R3,P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45cm" svg:y1="1.571cm" svg:x2="11.582cm" svg:y2="1.572cm" draw:start-shape="id3" draw:start-glue-point="10" draw:end-shape="id5" draw:end-glue-point="6" svg:d="M10745 1571l837 1" svg:viewBox="0 0 838 2">
          <text:p/>
        </draw:connector>
        <draw:custom-shape draw:style-name="gr6" draw:text-style-name="P2" xml:id="id12" draw:id="id12" draw:layer="layout" svg:width="3.033cm" svg:height="0.942cm" svg:x="12.001cm" svg:y="8.006cm">
          <text:p text:style-name="P1"><text:span text:style-name="T1">MS24(R4',P4'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163cm" svg:y1="8.476cm" svg:x2="12.001cm" svg:y2="8.477cm" draw:start-shape="id9" draw:start-glue-point="10" draw:end-shape="id12" draw:end-glue-point="6" svg:d="M11163 8476l838 1" svg:viewBox="0 0 839 2">
          <text:p/>
        </draw:connector>
        <draw:custom-shape draw:style-name="gr8" draw:text-style-name="P6" draw:layer="layout" svg:width="4.918cm" svg:height="1.988cm" svg:x="0.7cm" svg:y="2.774cm">
          <text:p text:style-name="P5"><text:span text:style-name="T3">Estado_Sn:</text:span></text:p>
          <text:p text:style-name="P5"><text:span text:style-name="T3">Lista de movimientos</text:span></text:p>
          <text:p text:style-name="P5"><text:span text:style-name="T3">que definen el mapa</text:span></text:p>
          <text:p text:style-name="P5"><text:span text:style-name="T3">hasta el mvto. </text:span><text:span text:style-name="T4">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.256cm" svg:height="2.93cm" svg:x="11.373cm" svg:y="4.86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0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5T21:05:45.169387225</meta:creation-date>
    <dc:date>2015-07-26T01:27:44.264158527</dc:date>
    <meta:editing-duration>PT1H7M7S</meta:editing-duration>
    <meta:editing-cycles>7</meta:editing-cycles>
    <meta:generator>LibreOffice/4.2.8.2$Linux_X86_64 LibreOffice_project/420m0$Build-2</meta:generator>
    <meta:document-statistic meta:object-count="25"/>
  </office:meta>
</office:document-meta>
</file>